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9.408cm" fo:margin-left="0cm" table:align="left"/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399cm"/>
    </style:style>
    <style:style style:name="Table1.C" style:family="table-column">
      <style:table-column-properties style:column-width="5.315cm"/>
    </style:style>
    <style:style style:name="Table1.D" style:family="table-column">
      <style:table-column-properties style:column-width="5.29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0.961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9" style:family="table-row">
      <style:table-row-properties style:min-row-height="1.018cm"/>
    </style:style>
    <style:style style:name="P1" style:family="paragraph" style:parent-style-name="Standard">
      <style:text-properties officeooo:rsid="0012411c"/>
    </style:style>
    <style:style style:name="P2" style:family="paragraph" style:parent-style-name="Standard">
      <style:text-properties officeooo:rsid="0012411c" officeooo:paragraph-rsid="0012411c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2411c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officeooo:rsid="0012411c" officeooo:paragraph-rsid="0012411c" style:font-size-asian="16pt" style:font-size-complex="16pt"/>
    </style:style>
    <style:style style:name="P5" style:family="paragraph" style:parent-style-name="Table_20_Contents">
      <style:paragraph-properties fo:text-align="center" style:justify-single-word="false"/>
      <style:text-properties fo:font-size="16pt" officeooo:rsid="0012411c" officeooo:paragraph-rsid="0012411c" style:font-size-asian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fo:font-size="16pt" officeooo:rsid="0012411c" officeooo:paragraph-rsid="00128b24" style:font-size-asian="16pt" style:font-size-complex="16pt"/>
    </style:style>
    <style:style style:name="P7" style:family="paragraph" style:parent-style-name="Table_20_Contents">
      <style:paragraph-properties fo:text-align="center" style:justify-single-word="false"/>
      <style:text-properties fo:font-size="16pt" officeooo:rsid="00128633" officeooo:paragraph-rsid="00128633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font-size="16pt" officeooo:rsid="00128633" officeooo:paragraph-rsid="00128b24" style:font-size-asian="16pt" style:font-size-complex="16pt"/>
    </style:style>
    <style:style style:name="P9" style:family="paragraph" style:parent-style-name="Table_20_Contents">
      <style:paragraph-properties fo:text-align="center" style:justify-single-word="false"/>
      <style:text-properties fo:font-size="16pt" officeooo:rsid="00128b24" officeooo:paragraph-rsid="00128b24" style:font-size-asian="16pt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2411c" officeooo:paragraph-rsid="0012411c" style:font-size-asian="12.25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28633" officeooo:paragraph-rsid="00128633" style:font-size-asian="12.25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color="#800000" fo:font-size="16pt" officeooo:rsid="0012411c" officeooo:paragraph-rsid="0012411c" style:font-size-asian="16p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fo:color="#800000" fo:font-size="16pt" officeooo:rsid="00128633" officeooo:paragraph-rsid="00128633" style:font-size-asian="16pt" style:font-size-complex="16pt"/>
    </style:style>
    <style:style style:name="T1" style:family="text">
      <style:text-properties officeooo:rsid="00128b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a 10</text:p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2">TABLAS</text:p>
          </table:table-cell>
          <table:table-cell table:style-name="Table1.A1" office:value-type="string">
            <text:p text:style-name="P12">FORMA</text:p>
          </table:table-cell>
          <table:table-cell table:style-name="Table1.A1" office:value-type="string">
            <text:p text:style-name="P13">Dependencias Antes</text:p>
          </table:table-cell>
          <table:table-cell table:style-name="Table1.D1" office:value-type="string">
            <text:p text:style-name="P13">Dependencias Después</text:p>
          </table:table-cell>
        </table:table-row>
        <table:table-row table:style-name="Table1.2">
          <table:table-cell table:style-name="Table1.A2" office:value-type="string">
            <text:p text:style-name="P10">Empleado</text:p>
          </table:table-cell>
          <table:table-cell table:style-name="Table1.A2" office:value-type="string">
            <text:p text:style-name="P5">2FN</text:p>
          </table:table-cell>
          <table:table-cell table:style-name="Table1.A2" office:value-type="string">
            <text:p text:style-name="P7">·RFC →<text:span text:style-name="T1">RFC,</text:span> Nombre, Apellido_Paterno, Apellido_Materno, Fecha_nacimiento.</text:p>
            <text:p text:style-name="P7"/>
            <text:p text:style-name="P7">· <text:span text:style-name="T1">Posición → Posición.</text:span></text:p>
            <text:p text:style-name="P7"/>
            <text:p text:style-name="P9">Fecha_Ingreso → </text:p>
            <text:p text:style-name="P9">Fecha_Ingreso.</text:p>
            <text:p text:style-name="P9"/>
          </table:table-cell>
          <table:table-cell table:style-name="Table1.D2" office:value-type="string">
            <text:p text:style-name="P8">·RFC → <text:span text:style-name="T1">RFC, </text:span>Nombre, Apellido_Paterno, Apellido_Materno, Fecha_nacimiento</text:p>
          </table:table-cell>
        </table:table-row>
        <table:table-row table:style-name="Table1.2">
          <table:table-cell table:style-name="Table1.A2" office:value-type="string">
            <text:p text:style-name="P10">Sucursal</text:p>
          </table:table-cell>
          <table:table-cell table:style-name="Table1.A2" office:value-type="string">
            <text:p text:style-name="P5">1FN</text:p>
          </table:table-cell>
          <table:table-cell table:style-name="Table1.A2" office:value-type="string">
            <text:p text:style-name="P9">· Id_Sucursal → id_sucursal,</text:p>
            <text:p text:style-name="P9">nombre_sucursal, teléfono_sucursal.</text:p>
            <text:p text:style-name="P9"/>
            <text:p text:style-name="P9">· balance → balance.</text:p>
          </table:table-cell>
          <table:table-cell table:style-name="Table1.D2" office:value-type="string">
            <text:p text:style-name="P9">· Id_Sucursal → id_sucursal,</text:p>
            <text:p text:style-name="P9">nombre_sucursal, teléfono_sucursal.</text:p>
          </table:table-cell>
        </table:table-row>
        <table:table-row table:style-name="Table1.2">
          <table:table-cell table:style-name="Table1.A2" office:value-type="string">
            <text:p text:style-name="P10">Pedido</text:p>
          </table:table-cell>
          <table:table-cell table:style-name="Table1.A2" office:value-type="string">
            <text:p text:style-name="P5">2FN</text:p>
          </table:table-cell>
          <table:table-cell table:style-name="Table1.A2" office:value-type="string">
            <text:p text:style-name="P5">· <text:span text:style-name="T1">id_pedido → id_pedido, numero_artículos, fecha_pedido.</text:span></text:p>
            <text:p text:style-name="P5"/>
            <text:p text:style-name="P5">· <text:span text:style-name="T1">total → total.</text:span></text:p>
          </table:table-cell>
          <table:table-cell table:style-name="Table1.D2" office:value-type="string">
            <text:p text:style-name="P6">· <text:span text:style-name="T1">id_pedido → id_pedido, numero_artículos, fecha_pedido.</text:span></text:p>
          </table:table-cell>
        </table:table-row>
        <table:table-row table:style-name="Table1.2">
          <table:table-cell table:style-name="Table1.A2" office:value-type="string">
            <text:p text:style-name="P11">Juguete</text:p>
          </table:table-cell>
          <table:table-cell table:style-name="Table1.A2" office:value-type="string">
            <text:p text:style-name="P7">FNBC</text:p>
          </table:table-cell>
          <table:table-cell table:style-name="Table1.A2" office:value-type="string">
            <text:p text:style-name="P9">·código_de_barras → código_de_barras, nombre_juguete, precio, clasificación.</text:p>
          </table:table-cell>
          <table:table-cell table:style-name="Table1.D2" office:value-type="string">
            <text:p text:style-name="P9">·código_de_barras → código_de_barras, nombre_juguete, precio, clasificación.</text:p>
          </table:table-cell>
        </table:table-row>
        <table:table-row table:style-name="Table1.2">
          <table:table-cell table:style-name="Table1.A2" office:value-type="string">
            <text:p text:style-name="P11">Marca</text:p>
          </table:table-cell>
          <table:table-cell table:style-name="Table1.A2" office:value-type="string">
            <text:p text:style-name="P7">FNBC</text:p>
          </table:table-cell>
          <table:table-cell table:style-name="Table1.A2" office:value-type="string">
            <text:p text:style-name="P7">· <text:span text:style-name="T1">id_marca → id_marca, </text:span><text:soft-page-break/><text:span text:style-name="T1">nombre_marca.</text:span></text:p>
          </table:table-cell>
          <table:table-cell table:style-name="Table1.D2" office:value-type="string">
            <text:p text:style-name="P8">· <text:span text:style-name="T1">id_marca → id_marca, </text:span><text:soft-page-break/><text:span text:style-name="T1">nombre_marca.</text:span></text:p>
          </table:table-cell>
        </table:table-row>
        <table:table-row table:style-name="Table1.2">
          <table:table-cell table:style-name="Table1.A2" office:value-type="string">
            <text:p text:style-name="P11">Distribuidor</text:p>
          </table:table-cell>
          <table:table-cell table:style-name="Table1.A2" office:value-type="string">
            <text:p text:style-name="P7">1FN</text:p>
          </table:table-cell>
          <table:table-cell table:style-name="Table1.A2" office:value-type="string">
            <text:p text:style-name="P9">· id_distribuidor → id_distribuidor, nombre_distribuidor.</text:p>
            <text:p text:style-name="P9"/>
            <text:p text:style-name="P9">· deuda → deuda</text:p>
          </table:table-cell>
          <table:table-cell table:style-name="Table1.D2" office:value-type="string">
            <text:p text:style-name="P9">· id_distribuidor → id_distribuidor, nombre_distribuidor.</text:p>
          </table:table-cell>
        </table:table-row>
        <table:table-row table:style-name="Table1.2">
          <table:table-cell table:style-name="Table1.A2" office:value-type="string">
            <text:p text:style-name="P11">Dirección_Sucursal</text:p>
          </table:table-cell>
          <table:table-cell table:style-name="Table1.A2" office:value-type="string">
            <text:p text:style-name="P7">1FN</text:p>
          </table:table-cell>
          <table:table-cell table:style-name="Table1.A2" office:value-type="string">
            <text:p text:style-name="P9">·<text:span text:style-name="T1">calle_sucursal → estado_sucursal, numero_sucursal, colonia_sucursal,municipio-delegacion_sucursal</text:span></text:p>
            <text:p text:style-name="P7">·<text:span text:style-name="T1">id_sucursal → id_sucursal</text:span></text:p>
          </table:table-cell>
          <table:table-cell table:style-name="Table1.D2" office:value-type="string">
            <text:p text:style-name="P9">·calle_sucursal, id_sucursal → estado_sucursal, numero_sucursal, colonia_sucursal,municipio-delegacion_sucursal,id_sucursal</text:p>
          </table:table-cell>
        </table:table-row>
        <table:table-row table:style-name="Table1.9">
          <table:table-cell table:style-name="Table1.A2" office:value-type="string">
            <text:p text:style-name="P11">Dirección_Cliente</text:p>
          </table:table-cell>
          <table:table-cell table:style-name="Table1.A2" office:value-type="string">
            <text:p text:style-name="P7">1FN</text:p>
          </table:table-cell>
          <table:table-cell table:style-name="Table1.A2" office:value-type="string">
            <text:p text:style-name="P9">·calle_cliente → estado_cliente, numero_cliente, colonia_cliente,municipio-delegacion_cliente</text:p>
            <text:p text:style-name="P8">·<text:span text:style-name="T1">id_cliente → id_cliente</text:span></text:p>
          </table:table-cell>
          <table:table-cell table:style-name="Table1.D2" office:value-type="string">
            <text:p text:style-name="P9">·calle_cliente, id_cliente → estado_cliente, numero_cliente, colonia_cliente,municipio-delegacion_cliente,id_cliente</text:p>
          </table:table-cell>
        </table:table-row>
      </table:table>
      <text:p text:style-name="P4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0:42:48.298265000</meta:creation-date>
    <dc:date>2015-10-27T14:36:07.345247000</dc:date>
    <meta:editing-duration>PT1M28S</meta:editing-duration>
    <meta:editing-cycles>1</meta:editing-cycles>
    <meta:document-statistic meta:table-count="1" meta:image-count="0" meta:object-count="0" meta:page-count="2" meta:paragraph-count="47" meta:word-count="140" meta:character-count="1470" meta:non-whitespace-character-count="1376"/>
    <meta:generator>LibreOffice/5.0.2.2$MacOSX_X86_64 LibreOffice_project/37b43f919e4de5eeaca9b9755ed688758a8251fe</meta:generator>
  </office:meta>
</office:document-meta>
</file>